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fde5" officeooo:paragraph-rsid="001dfde5"/>
    </style:style>
    <style:style style:name="P2" style:family="paragraph" style:parent-style-name="Standard">
      <style:text-properties officeooo:rsid="001e6061" officeooo:paragraph-rsid="001e6061"/>
    </style:style>
    <style:style style:name="P3" style:family="paragraph" style:parent-style-name="Standard">
      <style:text-properties officeooo:rsid="0020f09b" officeooo:paragraph-rsid="0020f09b"/>
    </style:style>
    <style:style style:name="P4" style:family="paragraph" style:parent-style-name="Standard">
      <style:paragraph-properties fo:break-before="page"/>
      <style:text-properties officeooo:rsid="001dfde5" officeooo:paragraph-rsid="001dfd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NPiWi</text:p>
      <text:p text:style-name="P1"/>
      <text:p text:style-name="P1">User guide</text:p>
      <text:p text:style-name="P1"/>
      <text:p text:style-name="P4">Introduction</text:p>
      <text:p text:style-name="P1"/>
      <text:p text:style-name="P2">The CANPiWi module alows a smartphone with JMRI Engine Drive (ED) to control a MERG CBUS layout. The module and the smartphone have to be in the same network. The module can log in to a existing access point (AP) or can work as an AP on which any device that supports wifi can connect to. Once the smartphone is connected, the ED can connect to the module and control the layout connected to the module by a CAN transceiver.</text:p>
      <text:p text:style-name="P2"/>
      <text:p text:style-name="P2">How it works</text:p>
      <text:p text:style-name="P2"/>
      <text:p text:style-name="P3">Installing</text:p>
      <text:p text:style-name="P3"/>
      <text:p text:style-name="P2"/>
      <text:p text:style-name="P2">Configuration</text:p>
      <text:p text:style-name="P2"/>
      <text:p text:style-name="P2">How to use i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12:01:47.304936056</meta:creation-date>
    <dc:date>2016-07-07T21:04:48.136926505</dc:date>
    <meta:editing-duration>PT1H36M21S</meta:editing-duration>
    <meta:editing-cycles>2</meta:editing-cycles>
    <meta:generator>LibreOffice/4.2.8.2$Linux_X86_64 LibreOffice_project/420m0$Build-2</meta:generator>
    <meta:document-statistic meta:table-count="0" meta:image-count="0" meta:object-count="0" meta:page-count="2" meta:paragraph-count="8" meta:word-count="93" meta:character-count="501" meta:non-whitespace-character-count="416"/>
  </office:meta>
</office:document-meta>
</file>